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5DC000004658860853D9773D2D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4.036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3" style:family="graphic" style:parent-style-name="Default_5f_1">
      <style:graphic-properties draw:stroke="solid" svg:stroke-width="0.026cm" svg:stroke-color="#4a7ebb" draw:fill="gradient" draw:fill-gradient-name="Radial_20_red_2f_yellow" draw:gradient-step-count="0" draw:textarea-vertical-align="middle" draw:auto-grow-height="false" draw:fit-to-size="false" style:shrink-to-fit="false" fo:min-height="2.105cm" fo:min-width="3.94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4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3.8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Default_5f_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5f_1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4.129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Default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Default_5f_1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1.744cm" fo:min-width="6.15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07cm" fo:min-width="1.257cm" fo:wrap-option="wrap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outline1">
      <style:graphic-properties draw:auto-grow-height="false" fo:min-height="10.798cm"/>
      <style:paragraph-properties style:writing-mode="lr-tb"/>
    </style:style>
    <style:style style:name="pr6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064cm" style:use-optimal-column-width="false"/>
    </style:style>
    <style:style style:name="co2" style:family="table-column">
      <style:table-column-properties style:column-width="2.683cm" style:use-optimal-column-width="false"/>
    </style:style>
    <style:style style:name="co3" style:family="table-column">
      <style:table-column-properties style:column-width="2.502cm" style:use-optimal-column-width="false"/>
    </style:style>
    <style:style style:name="co4" style:family="table-column">
      <style:table-column-properties style:column-width="2.021cm" style:use-optimal-column-width="false"/>
    </style:style>
    <style:style style:name="co5" style:family="table-column">
      <style:table-column-properties style:column-width="2.117cm" style:use-optimal-column-width="false"/>
    </style:style>
    <style:style style:name="co6" style:family="table-column">
      <style:table-column-properties style:column-width="1.755cm" style:use-optimal-column-width="false"/>
    </style:style>
    <style:style style:name="co7" style:family="table-column">
      <style:table-column-properties style:column-width="2.093cm" style:use-optimal-column-width="false"/>
    </style:style>
    <style:style style:name="co8" style:family="table-column">
      <style:table-column-properties style:column-width="3.199cm" style:use-optimal-column-width="false"/>
    </style:style>
    <style:style style:name="co9" style:family="table-column">
      <style:table-column-properties style:column-width="3.198cm" style:use-optimal-column-width="false"/>
    </style:style>
    <style:style style:name="co10" style:family="table-column">
      <style:table-column-properties style:column-width="2.268cm" style:use-optimal-column-width="false"/>
    </style:style>
    <style:style style:name="co11" style:family="table-column">
      <style:table-column-properties style:column-width="2.326cm" style:use-optimal-column-width="false"/>
    </style:style>
    <style:style style:name="co12" style:family="table-column">
      <style:table-column-properties style:column-width="2.712cm" style:use-optimal-column-width="false"/>
    </style:style>
    <style:style style:name="co13" style:family="table-column">
      <style:table-column-properties style:column-width="3.526cm" style:use-optimal-column-width="false"/>
    </style:style>
    <style:style style:name="co14" style:family="table-column">
      <style:table-column-properties style:column-width="3.293cm" style:use-optimal-column-width="false"/>
    </style:style>
    <style:style style:name="ro1" style:family="table-row">
      <style:table-row-properties style:row-height="1.735cm" style:use-optimal-row-height="false"/>
    </style:style>
    <style:style style:name="ro2" style:family="table-row">
      <style:table-row-properties style:row-height="2.061cm" style:use-optimal-row-height="false"/>
    </style:style>
    <style:style style:name="ro3" style:family="table-row">
      <style:table-row-properties style:row-height="2.067cm" style:use-optimal-row-height="false"/>
    </style:style>
    <style:style style:name="ro4" style:family="table-row">
      <style:table-row-properties style:row-height="0.735cm" style:use-optimal-row-height="false"/>
    </style:style>
    <style:style style:name="ro5" style:family="table-row">
      <style:table-row-properties style:row-height="0.812cm" style:use-optimal-row-height="false"/>
    </style:style>
    <style:style style:name="ro6" style:family="table-row">
      <style:table-row-properties style:row-height="0.914cm" style:use-optimal-row-height="false"/>
    </style:style>
    <style:style style:name="ro7" style:family="table-row">
      <style:table-row-properties style:row-height="0.986cm" style:use-optimal-row-height="false"/>
    </style:style>
    <style:style style:name="ro8" style:family="table-row">
      <style:table-row-properties style:row-height="1.491cm" style:use-optimal-row-height="false"/>
    </style:style>
    <style:style style:name="ce1" style:family="table-cell">
      <style:paragraph-properties fo:border="0.03pt solid #ffffff"/>
      <style:text-properties fo:font-size="12pt" fo:font-weight="bold" style:font-weight-asian="bold" style:font-weight-complex="bold"/>
    </style:style>
    <style:style style:name="ce2" style:family="table-cell">
      <style:paragraph-properties fo:border="0.03pt solid #ffffff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style:paragraph-properties fo:border="0.03pt solid #ffffff"/>
      <style:text-properties fo:font-size="12pt"/>
    </style:style>
    <style:style style:name="ce4" style:family="table-cell">
      <style:paragraph-properties fo:border="0.03pt solid #ffffff"/>
      <style:text-properties fo:font-size="12pt" style:font-size-asian="12pt" style:font-size-complex="12pt"/>
    </style:style>
    <style:style style:name="ce5" style:family="table-cell">
      <style:paragraph-properties fo:border-left="0.03pt solid #ffffff" fo:border-right="0.03pt solid #ffffff" fo:border-top="0.03pt solid #ffffff" fo:border-bottom="none"/>
      <style:text-properties fo:font-size="12pt"/>
    </style:style>
    <style:style style:name="ce6" style:family="table-cell">
      <style:paragraph-properties fo:border-left="0.03pt solid #ffffff" fo:border-right="0.03pt solid #ffffff" fo:border-top="0.03pt solid #ffffff" fo:border-bottom="none"/>
      <style:text-properties fo:font-size="12pt" style:font-size-asian="12pt" style:font-size-complex="12pt"/>
    </style:style>
    <style:style style:name="ce7" style:family="table-cell">
      <style:paragraph-properties fo:border="0.03pt solid #ffffff"/>
      <style:text-properties fo:font-size="14pt" fo:font-weight="bold" style:font-size-asian="14pt" style:font-weight-asian="bold" style:font-size-complex="14pt" style:font-weight-complex="bold"/>
    </style:style>
    <style:style style:name="ce8" style:family="table-cell">
      <style:paragraph-properties fo:border="0.03pt solid #ffffff"/>
      <style:text-properties fo:font-size="14pt" fo:font-weight="bold" style:font-weight-asian="bold" style:font-weight-complex="bold"/>
    </style:style>
    <style:style style:name="ce9" style:family="table-cell">
      <style:paragraph-properties fo:border-left="none" fo:border-right="0.03pt solid #ffffff" fo:border-top="0.03pt solid #ffffff" fo:border-bottom="0.03pt solid #ffffff"/>
      <style:text-properties fo:font-size="14pt" fo:font-weight="bold" style:font-weight-asian="bold" style:font-weight-complex="bold"/>
    </style:style>
    <style:style style:name="ce10" style:family="table-cell">
      <style:paragraph-properties fo:border="0.03pt solid #ffffff"/>
      <style:text-properties fo:font-size="14pt"/>
    </style:style>
    <style:style style:name="ce11" style:family="table-cell">
      <style:paragraph-properties fo:border-left="none" fo:border-right="0.03pt solid #ffffff" fo:border-top="0.03pt solid #ffffff" fo:border-bottom="0.03pt solid #ffffff"/>
      <style:text-properties fo:font-size="14pt"/>
    </style:style>
    <style:style style:name="ce12" style:family="table-cell">
      <style:paragraph-properties fo:border="0.03pt solid #ffffff"/>
      <style:text-properties fo:font-size="14pt" fo:font-style="italic" style:font-style-asian="italic" style:font-style-complex="italic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en" fo:country="US"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US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language="en" fo:country="US"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US" fo:hyphenate="false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language="en" fo:country="US"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US" fo:hyphenate="false"/>
    </style:style>
    <style:style style:name="P8" style:family="paragraph">
      <style:text-properties fo:language="en" fo:country="US"/>
    </style:style>
    <style:style style:name="P9" style:family="paragraph">
      <style:paragraph-properties style:writing-mode="lr-tb"/>
      <style:text-properties fo:language="en" fo:country="US"/>
    </style:style>
    <style:style style:name="P1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en" fo:country="US" fo:hyphenate="false"/>
    </style:style>
    <style:style style:name="P12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language="en" fo:country="US" fo:hyphenate="false"/>
    </style:style>
    <style:style style:name="P14" style:family="paragraph">
      <loext:graphic-properties draw:fill="gradient" draw:fill-gradient-name="Radial_20_red_2f_yellow" draw:gradient-step-count="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language="en" fo:country="US" fo:hyphenate="false"/>
    </style:style>
    <style:style style:name="P15" style:family="paragraph">
      <loext:graphic-properties draw:fill="none"/>
      <style:paragraph-properties fo:text-align="start"/>
      <style:text-properties fo:font-size="18pt" fo:language="en" fo:country="US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n" fo:country="US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hyphenate="false"/>
    </style:style>
    <style:style style:name="P18" style:family="paragraph">
      <style:paragraph-properties fo:margin-top="0.3cm" fo:margin-bottom="0cm" fo:line-height="100%" fo:text-align="start" style:punctuation-wrap="hanging"/>
      <style:text-properties fo:language="en" fo:country="US" fo:hyphenate="false"/>
    </style:style>
    <style:style style:name="P19" style:family="paragraph">
      <loext:graphic-properties draw:fill="none"/>
      <style:paragraph-properties fo:text-align="center"/>
      <style:text-properties fo:language="en" fo:country="US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anguage="en" fo:country="US" fo:font-weight="bold" style:font-weight-asian="bold" style:font-weight-complex="bold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en" fo:country="US" fo:font-weight="bold" style:font-weight-asian="bold" style:font-weight-complex="bold" fo:hyphenate="false"/>
    </style:style>
    <style:style style:name="P22" style:family="paragraph">
      <loext:graphic-properties draw:fill="none" draw:fill-color="#ffffff"/>
      <style:text-properties fo:language="en" fo:country="US"/>
    </style:style>
    <style:style style:name="P23" style:family="paragraph">
      <style:paragraph-properties fo:text-align="center"/>
      <style:text-properties fo:language="en" fo:country="US"/>
    </style:style>
    <style:style style:name="P24" style:family="paragraph">
      <style:text-properties fo:font-size="12pt" fo:language="en" fo:country="US" fo:font-weight="bold" style:font-weight-asian="bold" style:font-weight-complex="bold"/>
    </style:style>
    <style:style style:name="P25" style:family="paragraph">
      <style:text-properties fo:font-size="12pt" fo:language="en" fo:country="US"/>
    </style:style>
    <style:style style:name="P26" style:family="paragraph">
      <style:text-properties fo:font-size="12pt" fo:language="en" fo:country="US" style:font-size-asian="12pt" style:font-size-complex="12pt"/>
    </style:style>
    <style:style style:name="P27" style:family="paragraph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8" style:family="paragraph">
      <style:text-properties fo:font-size="14pt" fo:language="en" fo:country="US" fo:font-weight="bold" style:font-weight-asian="bold" style:font-weight-complex="bold"/>
    </style:style>
    <style:style style:name="P29" style:family="paragraph">
      <style:text-properties fo:font-size="14pt" fo:language="en" fo:country="US"/>
    </style:style>
    <style:style style:name="P30" style:family="paragraph">
      <style:text-properties fo:font-size="14pt" fo:language="en" fo:country="US" fo:font-style="italic" style:font-style-asian="italic" style:font-style-complex="italic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size="12pt" fo:language="en" fo:country="US" style:font-size-asian="12pt" style:font-size-complex="12pt"/>
    </style:style>
    <style:style style:name="P32" style:family="paragraph">
      <loext:graphic-properties draw:fill="none" draw:fill-color="#ffffff"/>
      <style:text-properties fo:font-size="12pt" fo:language="en" fo:country="US" style:font-size-asian="12pt" style:font-size-complex="12pt"/>
    </style:style>
    <style:style style:name="P33" style:family="paragraph">
      <style:paragraph-properties fo:text-align="center"/>
      <style:text-properties fo:font-size="18pt" fo:language="en" fo:country="US"/>
    </style:style>
    <style:style style:name="P34" style:family="paragraph">
      <style:text-properties fo:font-size="18pt" fo:language="en" fo:country="US"/>
    </style:style>
    <style:style style:name="P35" style:family="paragraph">
      <loext:graphic-properties draw:fill="none" draw:fill-color="#ffffff"/>
      <style:text-properties fo:font-size="18pt" fo:language="en" fo:country="US"/>
    </style:style>
    <style:style style:name="P36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37" style:family="paragraph">
      <style:paragraph-properties fo:margin-left="0cm" fo:margin-right="0cm" fo:margin-top="0cm" fo:margin-bottom="0cm" fo:line-height="100%" fo:text-indent="0cm"/>
      <style:text-properties fo:language="en" fo:country="US"/>
    </style:style>
    <style:style style:name="T1" style:family="text">
      <style:text-properties fo:font-variant="normal" fo:text-transform="none" fo:color="#8b8b8b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use-window-font-color="true" loext:opacity="0%" style:text-underline-style="none"/>
    </style:style>
    <style:style style:name="T6" style:family="text">
      <style:text-properties fo:color="#c9211e" loext:opacity="100%" style:text-underline-style="none"/>
    </style:style>
    <style:style style:name="T7" style:family="text">
      <style:text-properties fo:color="#ce181e" loext:opacity="100%" style:text-underline-style="none"/>
    </style:style>
    <style:style style:name="T8" style:family="text">
      <style:text-properties fo:color="#000000" loext:opacity="100%"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size-asian="14pt" style:font-weight-asian="bold" style:font-size-complex="14pt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9: Digital Circuits and Verilog IV</text:span></text:p>
            <text:p text:style-name="P1"><text:span text:style-name="T1">Finite State Machine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omputer Electron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7.934cm" svg:height="2.411cm" svg:x="7.316cm" svg:y="0.347cm" presentation:class="title" presentation:user-transformed="true">
          <draw:text-box>
            <text:p text:style-name="P6"><text:span text:style-name="T3">Create circuits with iob-lib</text:span></text:p>
          </draw:text-box>
        </draw:frame>
        <draw:frame draw:name="Content Placeholder 2" presentation:style-name="pr5" draw:text-style-name="P9" draw:layer="layout" svg:width="23.919cm" svg:height="11.2cm" svg:x="0.883cm" svg:y="6.229cm" presentation:class="outline" presentation:user-transformed="true">
          <draw:text-box>
            <text:list text:style-name="L2">
              <text:list-item>
                <text:p text:style-name="P8"><text:span text:style-name="T4">By combining iob-lib modules and macros, one can create many basic digital circuits</text:span></text:p>
              </text:list-item>
              <text:list-item>
                <text:p text:style-name="P8"><text:span text:style-name="T5">Using the </text:span><text:span text:style-name="T6">`IOB_VAR</text:span><text:span text:style-name="T5"> to compute signal values in </text:span><text:span text:style-name="T7">`IOB_COMB</text:span><text:span text:style-name="T8">, gives the user the true meaning of the Verilog ‘reg’ type and the ‘always @*’ statement</text:span></text:p>
                <text:list>
                  <text:list-item>
                    <text:p text:style-name="P8"><text:span text:style-name="T8">‘</text:span><text:span text:style-name="T8">reg’ is a data type to hold the result a of computation; it does not necessarily represent a physical wire and it NEVER represents a register despite its unfortunate name.</text:span></text:p>
                  </text:list-item>
                </text:list>
                <text:p text:style-name="P8"><text:span text:style-name="T7"/></text:p>
                <text:list>
                  <text:list-header>
                    <text:p text:style-name="P8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4.454cm" svg:height="2.411cm" svg:x="7.288cm" svg:y="0.49cm" presentation:class="title" presentation:user-transformed="true">
          <draw:text-box>
            <text:p text:style-name="P6"><text:span text:style-name="T3">Finite State Machines</text:span></text:p>
          </draw:text-box>
        </draw:frame>
        <draw:frame draw:name="Content Placeholder 2" presentation:style-name="pr5" draw:text-style-name="P9" draw:layer="layout" svg:width="10.92cm" svg:height="11.529cm" svg:x="0.883cm" svg:y="5.312cm" presentation:class="outline" presentation:user-transformed="true">
          <draw:text-box>
            <text:list text:style-name="L2">
              <text:list-item>
                <text:p text:style-name="P8"><text:span text:style-name="T4">Finite State Machines (FSMs) should be created when it is not obvious how to make the circuit with the basic iob-lib components</text:span></text:p>
              </text:list-item>
              <text:list-item>
                <text:p text:style-name="P8"><text:span text:style-name="T4">An FSM is basically an `IOB_COMB block connected to an `IOB_REG block</text:span></text:p>
                <text:p text:style-name="P8"><text:span text:style-name="T7"/></text:p>
                <text:list>
                  <text:list-header>
                    <text:p text:style-name="P8"><text:span text:style-name="T9"/></text:p>
                  </text:list-header>
                </text:list>
              </text:list-item>
            </text:list>
          </draw:text-box>
        </draw:frame>
        <draw:custom-shape draw:name="Rectangle 6" draw:style-name="gr2" draw:text-style-name="P12" draw:layer="layout" svg:width="4.444cm" svg:height="4.285cm" svg:x="16.382cm" svg:y="7.302cm">
          <text:p text:style-name="P11"><text:span text:style-name="T10">`IOB_CO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4" draw:layer="layout" svg:width="4.444cm" svg:height="2.354cm" svg:x="16.382cm" svg:y="12.647cm">
          <text:p text:style-name="P13"><text:span text:style-name="T11">`IOB_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5" draw:layer="layout" svg:width="4.312cm" svg:height="0.001cm" svg:x="20.827cm" svg:y="8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5" draw:text-style-name="P17" draw:layer="layout" svg:width="2.726cm" svg:height="1.013cm" svg:x="22.149cm" svg:y="7.308cm">
          <text:p text:style-name="P16"><text:span text:style-name="T11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6" draw:text-style-name="P15" draw:layer="layout" svg:width="0.034cm" svg:height="4.378cm" svg:x="20.827cm" svg:y="9.446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5" draw:text-style-name="P17" draw:layer="layout" svg:width="3.361cm" svg:height="1.013cm" svg:x="21.049cm" svg:y="14.041cm">
          <text:p text:style-name="P16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6" draw:text-style-name="P15" draw:layer="layout" svg:width="0.034cm" svg:height="4.378cm" draw:transform="rotate (-3.14159265358979) translate (16.417cm 13.824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5" draw:layer="layout" svg:width="4.312cm" svg:height="0.001cm" svg:x="12.069cm" svg:y="8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5" draw:text-style-name="P17" draw:layer="layout" svg:width="2.23cm" svg:height="1.013cm" svg:x="12.274cm" svg:y="7.263cm">
          <text:p text:style-name="P16"><text:span text:style-name="T11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" draw:text-style-name="P17" draw:layer="layout" svg:width="4.169cm" svg:height="1.013cm" svg:x="11.916cm" svg:y="13.953cm">
          <text:p text:style-name="P16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>
        <office:forms form:automatic-focus="false" form:apply-design-mode="false"/>
        <draw:frame draw:name="Title 1" presentation:style-name="pr4" draw:text-style-name="P7" draw:layer="layout" svg:width="18.319cm" svg:height="2.411cm" svg:x="7.081cm" svg:y="0.478cm" presentation:class="title" presentation:user-transformed="true">
          <draw:text-box>
            <text:p text:style-name="P6"><text:span text:style-name="T3">FSM Types: Moore and Mealy</text:span></text:p>
          </draw:text-box>
        </draw:frame>
        <draw:frame draw:name="Content Placeholder 2" presentation:style-name="pr5" draw:text-style-name="P9" draw:layer="layout" svg:width="23.919cm" svg:height="11.2cm" svg:x="0.883cm" svg:y="5.029cm" presentation:class="outline" presentation:user-transformed="true">
          <draw:text-box>
            <text:list text:style-name="L2">
              <text:list-item>
                <text:p text:style-name="P8"><text:span text:style-name="T4">Moore: Outputs = F(Current State)</text:span></text:p>
                <text:list>
                  <text:list-item>
                    <text:p text:style-name="P8"><text:span text:style-name="T4">Advantages: </text:span></text:p>
                    <text:list>
                      <text:list-item>
                        <text:p text:style-name="P8"><text:span text:style-name="T4">Critical path does not include inputs so one has better control on timing closure</text:span></text:p>
                      </text:list-item>
                      <text:list-item>
                        <text:p text:style-name="P8"><text:span text:style-name="T4">One state / one output is sometimes easier to design</text:span></text:p>
                      </text:list-item>
                    </text:list>
                  </text:list-item>
                  <text:list-item>
                    <text:p text:style-name="P8"><text:span text:style-name="T4">Disadvantages</text:span></text:p>
                    <text:list>
                      <text:list-item>
                        <text:p text:style-name="P8"><text:span text:style-name="T4">May need a few state transitions (1 clock cycle each) to produce the right output: slower reaction</text:span></text:p>
                      </text:list-item>
                      <text:list-item>
                        <text:p text:style-name="P8"><text:span text:style-name="T4">More states = more logic: more registers, more state decoding combinatorial circuits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12">Mealy: </text:span><text:span text:style-name="T4">Outputs = F(Inputs, Current State)</text:span></text:p>
                <text:list>
                  <text:list-item>
                    <text:p text:style-name="P8"><text:span text:style-name="T4">Advantages: </text:span></text:p>
                    <text:list>
                      <text:list-item>
                        <text:p text:style-name="P18"><text:span text:style-name="T4">Fewer states = less logic: less registers, less state decoding combinatorial circuits</text:span></text:p>
                      </text:list-item>
                      <text:list-item>
                        <text:p text:style-name="P18"><text:span text:style-name="T4">Needs less state transitions (1 clock cycle each) to produce the right output: faster reaction</text:span></text:p>
                      </text:list-item>
                    </text:list>
                  </text:list-item>
                  <text:list-item>
                    <text:p text:style-name="P8"><text:span text:style-name="T4">Disadvantages</text:span></text:p>
                    <text:list>
                      <text:list-item>
                        <text:p text:style-name="P8"><text:span text:style-name="T4">critical path includes inputs so one has worse control on timing closure</text:span></text:p>
                      </text:list-item>
                      <text:list-item>
                        <text:p text:style-name="P18"><text:span text:style-name="T4">One state multiple possible outputs is sometimes more difficult to design</text:span></text:p>
                      </text:list-item>
                    </text:list>
                  </text:list-item>
                </text:list>
                <text:p text:style-name="P8"><text:span text:style-name="T7"/></text:p>
                <text:list>
                  <text:list-header>
                    <text:p text:style-name="P8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>
        <office:forms form:automatic-focus="false" form:apply-design-mode="false"/>
        <draw:frame draw:name="Title 2" presentation:style-name="pr4" draw:text-style-name="P7" draw:layer="layout" svg:width="18.319cm" svg:height="2.411cm" svg:x="7.081cm" svg:y="0.478cm" presentation:class="title" presentation:user-transformed="true">
          <draw:text-box>
            <text:p text:style-name="P6"><text:span text:style-name="T3">Example: counting cars in a parking lot</text:span></text:p>
          </draw:text-box>
        </draw:frame>
        <draw:custom-shape draw:name="Rectangle 1" draw:style-name="gr2" draw:text-style-name="P12" xml:id="id1" draw:id="id1" draw:layer="layout" svg:width="4.444cm" svg:height="4.285cm" svg:x="10.983cm" svg:y="8.414cm">
          <text:p text:style-name="P11"><text:span text:style-name="T10">`IOB_COM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14" xml:id="id3" draw:id="id3" draw:layer="layout" svg:width="4.444cm" svg:height="2.354cm" svg:x="10.983cm" svg:y="14.759cm">
          <text:p text:style-name="P13"><text:span text:style-name="T11">`IOB_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17" draw:layer="layout" svg:width="7.725cm" svg:height="1.013cm" svg:x="16.479cm" svg:y="3.561cm">
          <text:p text:style-name="P16"><text:span text:style-name="T13">Outputs: </text:span><text:span text:style-name="T11">{acc_en, acc_in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17" draw:layer="layout" svg:width="3.361cm" svg:height="1.013cm" svg:x="13.74cm" svg:y="13.254cm">
          <text:p text:style-name="P16"><text:span text:style-name="T11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7" xml:id="id4" draw:id="id4" draw:layer="layout" svg:width="7.196cm" svg:height="1.013cm" svg:x="0.635cm" svg:y="6.437cm">
          <text:p text:style-name="P16"><text:span text:style-name="T11">Inputs: {car_in, car_out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5" draw:text-style-name="P17" draw:layer="layout" svg:width="4.169cm" svg:height="1.013cm" svg:x="6.104cm" svg:y="9.415cm">
          <text:p text:style-name="P16"><text:span text:style-name="T11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2" xml:id="id2" draw:id="id2" draw:layer="layout" svg:width="6.654cm" svg:height="1.993cm" svg:x="9.647cm" svg:y="3.804cm">
          <text:p text:style-name="P11"><text:span text:style-name="T10">`IOB_ACC_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9" draw:layer="layout" draw:line-skew="1.27cm" svg:x1="15.427cm" svg:y1="10.556cm" svg:x2="16.301cm" svg:y2="4.8cm" draw:start-shape="id1" draw:start-glue-point="1" draw:end-shape="id2" draw:end-glue-point="1" svg:d="M15427 10556h2657v-5756h-1783" svg:viewBox="0 0 2658 5757">
          <text:p/>
        </draw:connector>
        <draw:connector draw:style-name="gr9" draw:text-style-name="P19" draw:layer="layout" svg:x1="13.205cm" svg:y1="12.699cm" svg:x2="13.205cm" svg:y2="14.759cm" draw:start-shape="id1" draw:start-glue-point="2" draw:end-shape="id3" svg:d="M13205 12699v2060" svg:viewBox="0 0 1 2061">
          <text:p/>
        </draw:connector>
        <draw:connector draw:style-name="gr9" draw:text-style-name="P19" draw:layer="layout" draw:line-skew="-3.13cm" svg:x1="10.983cm" svg:y1="15.936cm" svg:x2="10.983cm" svg:y2="10.556cm" draw:start-shape="id3" draw:start-glue-point="3" draw:end-shape="id1" draw:end-glue-point="3" svg:d="M10983 15936h-3643v-5380h3643" svg:viewBox="0 0 3644 5381">
          <text:p/>
        </draw:connector>
        <draw:connector draw:style-name="gr9" draw:text-style-name="P19" draw:layer="layout" svg:x1="7.831cm" svg:y1="6.943cm" svg:x2="13.205cm" svg:y2="8.414cm" draw:start-shape="id4" draw:start-glue-point="1" draw:end-shape="id1" draw:end-glue-point="0" svg:d="M7831 6943h5374v1471" svg:viewBox="0 0 5375 1472">
          <text:p/>
        </draw:connector>
        <draw:custom-shape draw:name="TextBox 5" draw:style-name="gr5" draw:text-style-name="P21" xml:id="id5" draw:id="id5" draw:layer="layout" svg:width="3.53cm" svg:height="1.013cm" svg:x="2.561cm" svg:y="4.324cm">
          <text:p text:style-name="P20"><text:span text:style-name="T14">car_cou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19" draw:layer="layout" svg:x1="9.647cm" svg:y1="4.8cm" svg:x2="6.091cm" svg:y2="4.83cm" draw:start-shape="id2" draw:start-glue-point="3" draw:end-shape="id5" draw:end-glue-point="1" svg:d="M9647 4800h-1784v30h-1772" svg:viewBox="0 0 3557 31">
          <text:p/>
        </draw:connector>
        <draw:frame draw:style-name="gr10" draw:text-style-name="P22" draw:layer="layout" svg:width="4.56cm" svg:height="3.806cm" svg:x="19.782cm" svg:y="11.319cm">
          <draw:text-box>
            <text:p text:style-name="P8">This FSM controls an accumulator with enable to count the cars 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Title_20__2b__20_Content" presentation:presentation-page-layout-name="AL2T11">
        <office:forms form:automatic-focus="false" form:apply-design-mode="false"/>
        <draw:frame draw:name="Title 3" presentation:style-name="pr4" draw:text-style-name="P7" draw:layer="layout" svg:width="18.319cm" svg:height="2.411cm" svg:x="7.081cm" svg:y="0.478cm" presentation:class="title" presentation:user-transformed="true">
          <draw:text-box>
            <text:p text:style-name="P6"><text:span text:style-name="T3">Moore implementation: state transition diagram </text:span></text:p>
          </draw:text-box>
        </draw:frame>
        <draw:custom-shape draw:style-name="gr11" draw:text-style-name="P23" xml:id="id6" draw:id="id6" draw:layer="layout" svg:width="2.485cm" svg:height="2.485cm" svg:x="3.415cm" svg:y="7.137cm">
          <text:p text:style-name="P23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3" xml:id="id7" draw:id="id7" draw:layer="layout" svg:width="2.485cm" svg:height="2.485cm" svg:x="14.315cm" svg:y="7.137cm">
          <text:p text:style-name="P23">de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9" draw:layer="layout" draw:type="curve" draw:line-skew="-1.913cm" svg:x1="4.658cm" svg:y1="7.137cm" svg:x2="15.558cm" svg:y2="7.137cm" draw:start-shape="id6" draw:start-glue-point="4" draw:end-shape="id7" draw:end-glue-point="4" svg:d="M4658 7137c0-3622 10900-3622 10900 0" svg:viewBox="0 0 10901 2717">
          <text:p/>
        </draw:connector>
        <draw:connector draw:style-name="gr12" draw:text-style-name="P19" draw:layer="layout" draw:type="curve" draw:line-skew="1.434cm" svg:x1="15.558cm" svg:y1="9.622cm" svg:x2="4.658cm" svg:y2="9.622cm" draw:start-shape="id7" draw:start-glue-point="8" draw:end-shape="id6" draw:end-glue-point="8" svg:d="M15558 9622c0 2902-10900 2902-10900 0" svg:viewBox="0 0 10901 2178">
          <text:p/>
        </draw:connector>
        <draw:custom-shape draw:style-name="gr11" draw:text-style-name="P23" xml:id="id8" draw:id="id8" draw:layer="layout" svg:width="2.485cm" svg:height="2.485cm" svg:x="8.747cm" svg:y="7.643cm">
          <text:p text:style-name="P23">inc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9" draw:layer="layout" draw:type="curve" svg:x1="5.9cm" svg:y1="8.38cm" svg:x2="8.747cm" svg:y2="8.886cm" draw:start-shape="id6" draw:start-glue-point="10" draw:end-shape="id8" draw:end-glue-point="6" svg:d="M5900 8380c2134 0 711 506 2847 506" svg:viewBox="0 0 2848 507">
          <text:p/>
        </draw:connector>
        <draw:connector draw:style-name="gr12" draw:text-style-name="P19" draw:layer="layout" draw:type="curve" svg:x1="9.99cm" svg:y1="7.643cm" svg:x2="5.536cm" svg:y2="7.501cm" draw:start-shape="id8" draw:start-glue-point="4" draw:end-shape="id6" draw:end-glue-point="11" svg:d="M9990 7643c0-1512-4454-1441-4454-142" svg:viewBox="0 0 4455 1126">
          <text:p/>
        </draw:connector>
        <draw:frame draw:style-name="gr13" draw:text-style-name="P22" draw:layer="layout" svg:width="2.614cm" svg:height="0.962cm" svg:x="5.624cm" svg:y="3.433cm">
          <draw:text-box>
            <text:p text:style-name="P8">car_out</text:p>
          </draw:text-box>
        </draw:frame>
        <draw:frame draw:style-name="gr13" draw:text-style-name="P22" draw:layer="layout" svg:width="2.225cm" svg:height="0.962cm" svg:x="6.632cm" svg:y="8.883cm">
          <draw:text-box>
            <text:p text:style-name="P8">car_in</text:p>
          </draw:text-box>
        </draw:frame>
        <draw:connector draw:style-name="gr12" draw:text-style-name="P19" draw:layer="layout" draw:type="curve" svg:x1="3.779cm" svg:y1="7.501cm" svg:x2="3.779cm" svg:y2="9.258cm" draw:start-shape="id6" draw:start-glue-point="5" draw:end-shape="id6" draw:end-glue-point="7" svg:d="M3779 7501c-1299 0-1299 1757 0 1757" svg:viewBox="0 0 975 1758">
          <text:p/>
        </draw:connector>
        <draw:connector draw:style-name="gr12" draw:text-style-name="P19" draw:layer="layout" draw:type="curve" svg:x1="10.868cm" svg:y1="8.007cm" svg:x2="14.679cm" svg:y2="7.501cm" draw:start-shape="id8" draw:start-glue-point="11" draw:end-shape="id7" draw:end-glue-point="5" svg:d="M10868 8007c2857 0 952-506 3811-506" svg:viewBox="0 0 3812 507">
          <text:p/>
        </draw:connector>
        <draw:connector draw:style-name="gr12" draw:text-style-name="P19" draw:layer="layout" draw:type="curve" svg:x1="14.679cm" svg:y1="9.258cm" svg:x2="10.868cm" svg:y2="9.764cm" draw:start-shape="id7" draw:start-glue-point="7" draw:end-shape="id8" draw:end-glue-point="9" svg:d="M14679 9258c-2859 0-954 506-3811 506" svg:viewBox="0 0 3812 507">
          <text:p/>
        </draw:connector>
        <draw:frame draw:style-name="gr13" draw:text-style-name="P22" draw:layer="layout" svg:width="5.015cm" svg:height="0.962cm" svg:x="8.362cm" svg:y="5.71cm">
          <draw:text-box>
            <text:p text:style-name="P8">Both 0 or both 1</text:p>
          </draw:text-box>
        </draw:frame>
        <draw:frame draw:style-name="gr13" draw:text-style-name="P22" draw:layer="layout" svg:width="5.015cm" svg:height="0.962cm" svg:x="8.409cm" svg:y="11.799cm">
          <draw:text-box>
            <text:p text:style-name="P8">Both 0 or both 1</text:p>
          </draw:text-box>
        </draw:frame>
        <draw:frame draw:style-name="gr13" draw:text-style-name="P22" draw:layer="layout" svg:width="2.225cm" svg:height="0.962cm" svg:x="13.19cm" svg:y="9.622cm">
          <draw:text-box>
            <text:p text:style-name="P8">car_in</text:p>
          </draw:text-box>
        </draw:frame>
        <draw:frame draw:style-name="gr13" draw:text-style-name="P22" draw:layer="layout" svg:width="2.614cm" svg:height="0.962cm" svg:x="12.332cm" svg:y="7.808cm">
          <draw:text-box>
            <text:p text:style-name="P8">car_out</text:p>
          </draw:text-box>
        </draw:frame>
        <draw:frame draw:style-name="gr14" draw:text-style-name="P22" draw:layer="layout" svg:width="3.014cm" svg:height="2.384cm" svg:x="-0.048cm" svg:y="7.501cm">
          <draw:text-box>
            <text:p text:style-name="P8">Both 0 or both 1</text:p>
          </draw:text-box>
        </draw:frame>
        <draw:frame draw:style-name="gr10" draw:text-style-name="P22" draw:layer="layout" svg:width="22.018cm" svg:height="1.673cm" svg:x="1.818cm" svg:y="14.655cm">
          <draw:text-box>
            <text:p text:style-name="P8">Since the outputs (accumulator inputs) must be given by a state, we need three: <text:span text:style-name="T15">idle</text:span>, <text:span text:style-name="T15">incr</text:span> (increment the accumulator) and <text:span text:style-name="T15">decr</text:span> (decrement it)</text:p>
          </draw:text-box>
        </draw:frame>
        <draw:frame draw:style-name="standard" draw:layer="layout" svg:width="7.248cm" svg:height="7.923cm" svg:x="17.373cm" svg:y="4.7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8">State</text:p>
              </table:table-cell>
              <table:table-cell>
                <text:p text:style-name="P8">acc_en</text:p>
              </table:table-cell>
              <table:table-cell>
                <text:p text:style-name="P8">acc_in</text:p>
              </table:table-cell>
            </table:table-row>
            <table:table-row table:style-name="ro2" table:default-cell-style-name="gray2">
              <table:table-cell>
                <text:p text:style-name="P8">idle</text:p>
              </table:table-cell>
              <table:table-cell>
                <text:p text:style-name="P8">0</text:p>
              </table:table-cell>
              <table:table-cell>
                <text:p text:style-name="P8">0</text:p>
              </table:table-cell>
            </table:table-row>
            <table:table-row table:style-name="ro2" table:default-cell-style-name="gray1">
              <table:table-cell>
                <text:p text:style-name="P8">incr</text:p>
              </table:table-cell>
              <table:table-cell>
                <text:p text:style-name="P8">1</text:p>
              </table:table-cell>
              <table:table-cell>
                <text:p text:style-name="P8">1</text:p>
              </table:table-cell>
            </table:table-row>
            <table:table-row table:style-name="ro3" table:default-cell-style-name="gray2">
              <table:table-cell>
                <text:p text:style-name="P8">decr</text:p>
              </table:table-cell>
              <table:table-cell>
                <text:p text:style-name="P8">1</text:p>
              </table:table-cell>
              <table:table-cell>
                <text:p text:style-name="P8">-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2" draw:layer="layout" svg:width="5.15cm" svg:height="0.962cm" svg:x="18.981cm" svg:y="3.45cm">
          <draw:text-box>
            <text:p text:style-name="P8">Output decoding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Title_20__2b__20_Content" presentation:presentation-page-layout-name="AL2T11">
        <office:forms form:automatic-focus="false" form:apply-design-mode="false"/>
        <draw:frame draw:name="Title 5" presentation:style-name="pr4" draw:text-style-name="P7" draw:layer="layout" svg:width="20.569cm" svg:height="2.411cm" svg:x="5.312cm" svg:y="1.778cm" presentation:class="title" presentation:user-transformed="true">
          <draw:text-box>
            <text:p text:style-name="P6"><text:span text:style-name="T3"><text:s text:c="3"/></text:span><text:span text:style-name="T3">Moore implementation: state encoding and next state decoder <text:s/></text:span></text:p>
          </draw:text-box>
        </draw:frame>
        <draw:frame draw:style-name="standard" draw:layer="layout" svg:width="14.382cm" svg:height="13.572cm" svg:x="10.91cm" svg:y="3.97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24"><text:span text:style-name="T15">state[1]</text:span></text:p>
              </table:table-cell>
              <table:table-cell>
                <text:p text:style-name="P24">state[0]</text:p>
              </table:table-cell>
              <table:table-cell>
                <text:p text:style-name="P24">car_in</text:p>
              </table:table-cell>
              <table:table-cell>
                <text:p text:style-name="P24">car_out</text:p>
              </table:table-cell>
              <table:table-cell>
                <text:p text:style-name="P24">state_next[1]</text:p>
              </table:table-cell>
              <table:table-cell table:style-name="ce2">
                <text:p text:style-name="P24">state_next[0]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 table:style-name="ce4">
                <text:p text:style-name="P25">0</text:p>
              </table:table-cell>
              <table:table-cell table:style-name="ce4">
                <text:p text:style-name="P25">0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 table:style-name="ce4">
                <text:p text:style-name="P25">1</text:p>
              </table:table-cell>
              <table:table-cell table:style-name="ce4">
                <text:p text:style-name="P25">1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 table:style-name="ce4">
                <text:p text:style-name="P25">0</text:p>
              </table:table-cell>
              <table:table-cell table:style-name="ce4">
                <text:p text:style-name="P25">1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 table:style-name="ce4">
                <text:p text:style-name="P25">0</text:p>
              </table:table-cell>
              <table:table-cell table:style-name="ce4">
                <text:p text:style-name="P25">0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 table:style-name="ce4">
                <text:p text:style-name="P25">0</text:p>
              </table:table-cell>
              <table:table-cell table:style-name="ce4">
                <text:p text:style-name="P25">0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 table:style-name="ce4">
                <text:p text:style-name="P25">1</text:p>
              </table:table-cell>
              <table:table-cell table:style-name="ce4">
                <text:p text:style-name="P25">1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 table:style-name="ce4">
                <text:p text:style-name="P25">0</text:p>
              </table:table-cell>
              <table:table-cell table:style-name="ce4">
                <text:p text:style-name="P25">1</text:p>
              </table:table-cell>
            </table:table-row>
            <table:table-row table:style-name="ro5" table:default-cell-style-name="ce3"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 table:style-name="ce4">
                <text:p text:style-name="P25">0</text:p>
              </table:table-cell>
              <table:table-cell table:style-name="ce4">
                <text:p text:style-name="P25">0</text:p>
              </table:table-cell>
            </table:table-row>
            <table:table-row table:style-name="ro5" table:default-cell-style-name="ce3"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 table:style-name="ce4">
                <text:p text:style-name="P25">-</text:p>
              </table:table-cell>
              <table:table-cell table:style-name="ce4">
                <text:p text:style-name="P25">-</text:p>
              </table:table-cell>
            </table:table-row>
            <table:table-row table:style-name="ro5" table:default-cell-style-name="ce3"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 table:style-name="ce4">
                <text:p text:style-name="P25">-</text:p>
              </table:table-cell>
              <table:table-cell table:style-name="ce4">
                <text:p text:style-name="P25">-</text:p>
              </table:table-cell>
            </table:table-row>
            <table:table-row table:style-name="ro5" table:default-cell-style-name="ce3"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 table:style-name="ce4">
                <text:p text:style-name="P25">-</text:p>
              </table:table-cell>
              <table:table-cell table:style-name="ce4">
                <text:p text:style-name="P25">-</text:p>
              </table:table-cell>
            </table:table-row>
            <table:table-row table:style-name="ro5" table:default-cell-style-name="ce3"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 table:style-name="ce4">
                <text:p text:style-name="P25">-</text:p>
              </table:table-cell>
              <table:table-cell table:style-name="ce4">
                <text:p text:style-name="P25">-</text:p>
              </table:table-cell>
            </table:table-row>
            <table:table-row table:style-name="ro5" table:default-cell-style-name="ce3"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0</text:p>
              </table:table-cell>
              <table:table-cell table:style-name="ce4">
                <text:p text:style-name="P25">0</text:p>
              </table:table-cell>
              <table:table-cell table:style-name="ce4">
                <text:p text:style-name="P25">0</text:p>
              </table:table-cell>
            </table:table-row>
            <table:table-row table:style-name="ro5" table:default-cell-style-name="ce5">
              <table:table-cell table:style-name="ce3"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>
                <text:p text:style-name="P25">1</text:p>
              </table:table-cell>
              <table:table-cell table:style-name="ce6">
                <text:p text:style-name="P25">1</text:p>
              </table:table-cell>
              <table:table-cell table:style-name="ce6">
                <text:p text:style-name="P25">1</text:p>
              </table:table-cell>
            </table:table-row>
            <table:table-row table:style-name="ro4" table:default-cell-style-name="ce3"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0</text:p>
              </table:table-cell>
              <table:table-cell table:style-name="ce4">
                <text:p text:style-name="P26">0</text:p>
              </table:table-cell>
              <table:table-cell table:style-name="ce4">
                <text:p text:style-name="P26">1</text:p>
              </table:table-cell>
            </table:table-row>
            <table:table-row table:style-name="ro4" table:default-cell-style-name="ce3"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>
                <text:p text:style-name="P25">1</text:p>
              </table:table-cell>
              <table:table-cell table:style-name="ce4">
                <text:p text:style-name="P26">0</text:p>
              </table:table-cell>
              <table:table-cell table:style-name="ce4">
                <text:p text:style-name="P26"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61cm" svg:height="6.371cm" svg:x="1.035cm" svg:y="6.759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row table:style-name="ro6">
              <table:table-cell table:style-name="ce7">
                <text:p text:style-name="P27"><text:span text:style-name="T16">name</text:span></text:p>
              </table:table-cell>
              <table:table-cell table:style-name="ce8">
                <text:p text:style-name="P28"><text:span text:style-name="T15">state[1]</text:span></text:p>
              </table:table-cell>
              <table:table-cell table:style-name="ce9">
                <text:p text:style-name="P28">state[0]</text:p>
              </table:table-cell>
            </table:table-row>
            <table:table-row table:style-name="ro7" table:default-cell-style-name="ce10">
              <table:table-cell>
                <text:p text:style-name="P29">idle</text:p>
              </table:table-cell>
              <table:table-cell>
                <text:p text:style-name="P29">0</text:p>
              </table:table-cell>
              <table:table-cell table:style-name="ce11">
                <text:p text:style-name="P29">0</text:p>
              </table:table-cell>
            </table:table-row>
            <table:table-row table:style-name="ro6" table:default-cell-style-name="ce10">
              <table:table-cell>
                <text:p text:style-name="P29">incr</text:p>
              </table:table-cell>
              <table:table-cell>
                <text:p text:style-name="P29">0</text:p>
              </table:table-cell>
              <table:table-cell table:style-name="ce11">
                <text:p text:style-name="P29">1</text:p>
              </table:table-cell>
            </table:table-row>
            <table:table-row table:style-name="ro8" table:default-cell-style-name="ce10">
              <table:table-cell>
                <text:p text:style-name="P29">decr</text:p>
              </table:table-cell>
              <table:table-cell>
                <text:p text:style-name="P29">1</text:p>
              </table:table-cell>
              <table:table-cell table:style-name="ce11">
                <text:p text:style-name="P29">1</text:p>
              </table:table-cell>
            </table:table-row>
            <table:table-row table:style-name="ro3">
              <table:table-cell table:style-name="ce12">
                <text:p text:style-name="P30"><text:span text:style-name="T17">Illegal</text:span></text:p>
              </table:table-cell>
              <table:table-cell table:style-name="ce10">
                <text:p text:style-name="P29">1</text:p>
              </table:table-cell>
              <table:table-cell table:style-name="ce11">
                <text:p text:style-name="P29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2" draw:layer="layout" svg:width="9.472cm" svg:height="2.384cm" svg:x="0.72cm" svg:y="4.084cm">
          <draw:text-box>
            <text:p text:style-name="P8">State encoding (binary, one-hot,</text:p>
            <text:p text:style-name="P8">…, or custom as below, for</text:p>
            <text:p text:style-name="P8">convenience</text:p>
          </draw:text-box>
        </draw:frame>
        <draw:frame draw:style-name="gr13" draw:text-style-name="P22" draw:layer="layout" svg:width="10.527cm" svg:height="3.806cm" svg:x="0.78cm" svg:y="13.614cm">
          <draw:text-box>
            <text:p text:style-name="P8"><text:span text:style-name="T15">assign acc_en = |state;</text:span></text:p>
            <text:p text:style-name="P8"/>
            <text:p text:style-name="P8">(note that |state= state[0] | state[1]) </text:p>
            <text:p text:style-name="P8"/>
            <text:p text:style-name="P8"><text:span text:style-name="T15">assign acc_in = state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_2b__20_Content" presentation:presentation-page-layout-name="AL2T11">
        <office:forms form:automatic-focus="false" form:apply-design-mode="false"/>
        <draw:frame draw:name="Title 6" presentation:style-name="pr4" draw:text-style-name="P7" draw:layer="layout" svg:width="18.319cm" svg:height="2.411cm" svg:x="7.081cm" svg:y="0.478cm" presentation:class="title" presentation:user-transformed="true">
          <draw:text-box>
            <text:p text:style-name="P6"><text:span text:style-name="T3">Moore: conclusions</text:span></text:p>
          </draw:text-box>
        </draw:frame>
        <draw:frame draw:name="Content Placeholder 1" presentation:style-name="pr5" draw:text-style-name="P9" draw:layer="layout" svg:width="23.919cm" svg:height="11.2cm" svg:x="0.883cm" svg:y="5.029cm" presentation:class="outline" presentation:user-transformed="true">
          <draw:text-box>
            <text:list text:style-name="L2">
              <text:list-item>
                <text:p text:style-name="P8"><text:span text:style-name="T4">Needs 3 states</text:span></text:p>
              </text:list-item>
              <text:list-item>
                <text:p text:style-name="P8"><text:span text:style-name="T4">State encoding done manually and conveniently</text:span></text:p>
              </text:list-item>
              <text:list-item>
                <text:p text:style-name="P8"><text:span text:style-name="T4">Output decode logic avoided as outputs can be derived from state bits using trivial logic</text:span></text:p>
              </text:list-item>
              <text:list-item>
                <text:p text:style-name="P8"><text:span text:style-name="T4">Next state decoding needs </text:span><text:span text:style-name="T18">logic synthesis </text:span><text:span text:style-name="T19">using:</text:span></text:p>
                <text:list>
                  <text:list-item>
                    <text:p text:style-name="P8"><text:span text:style-name="T19">Boolean algebra</text:span></text:p>
                  </text:list-item>
                  <text:list-item>
                    <text:p text:style-name="P8"><text:span text:style-name="T19">Quine-McCluskey method</text:span></text:p>
                  </text:list-item>
                  <text:list-item>
                    <text:p text:style-name="P8"><text:span text:style-name="T19">Karnaugh maps, etc</text:span></text:p>
                  </text:list-item>
                </text:list>
              </text:list-item>
              <text:list-item>
                <text:p text:style-name="P8"><text:span text:style-name="T19">Logic synthesis tools can do it very well from the Verilog code</text:span></text:p>
                <text:p text:style-name="P8"><text:span text:style-name="T7"/></text:p>
                <text:list>
                  <text:list-header>
                    <text:p text:style-name="P8"><text:span text:style-name="T9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_2b__20_Content" presentation:presentation-page-layout-name="AL2T11">
        <office:forms form:automatic-focus="false" form:apply-design-mode="false"/>
        <draw:frame draw:name="Title 9" presentation:style-name="pr4" draw:text-style-name="P7" draw:layer="layout" svg:width="18.319cm" svg:height="2.411cm" svg:x="16.053cm" svg:y="0.248cm" presentation:class="title" presentation:user-transformed="true">
          <draw:text-box>
            <text:p text:style-name="P6"><text:span text:style-name="T3">Moore: Verilog </text:span></text:p>
          </draw:text-box>
        </draw:frame>
        <draw:frame draw:style-name="gr15" draw:text-style-name="P32" draw:layer="layout" svg:width="22.064cm" svg:height="15.419cm" svg:x="5.599cm" svg:y="2.444cm">
          <draw:text-box>
            <text:p text:style-name="P26"><text:span text:style-name="T20">module</text:span><text:span text:style-name="T21"> moore (</text:span></text:p>
            <text:p text:style-name="P26"><text:span text:style-name="T20"><text:s text:c="2"/></text:span><text:span text:style-name="T20">`IOB_INPUT</text:span><text:span text:style-name="T22">(</text:span><text:span text:style-name="T21">car_in, 1), <text:s text:c="7"/></text:span><text:span text:style-name="T20">`IOB_INPUT</text:span><text:span text:style-name="T22">(</text:span><text:span text:style-name="T21"> car_out, 1),</text:span></text:p>
            <text:p text:style-name="P26"><text:span text:style-name="T23"><text:s text:c="2"/></text:span><text:span text:style-name="T20">`IOB_OUTPUT</text:span><text:span text:style-name="T22">(</text:span><text:span text:style-name="T21"> acc_en, 1),</text:span><text:span text:style-name="T24"> </text:span><text:span text:style-name="T20">`IOB_OUTPUT</text:span><text:span text:style-name="T22">(</text:span><text:span text:style-name="T21">acc_in, 2),</text:span></text:p>
            <text:p text:style-name="P26"><text:span text:style-name="T21">);</text:span></text:p>
            <text:p text:style-name="P31"><text:span text:style-name="T20"><text:tab/></text:span><text:span text:style-name="T20">`IOB_VAR(</text:span><text:span text:style-name="T22">state, 2</text:span><text:span text:style-name="T20">)</text:span></text:p>
            <text:p text:style-name="P31"><text:span text:style-name="T20"><text:tab/></text:span><text:span text:style-name="T20">`IOB_VAR(</text:span><text:span text:style-name="T22">state_nxt, 2</text:span><text:span text:style-name="T20">)</text:span></text:p>
            <text:p text:style-name="P31"><text:span text:style-name="T20"><text:tab/></text:span><text:span text:style-name="T20">localparam idle=0, incr=1, decr=3;</text:span></text:p>
            <text:p text:style-name="P31"><text:span text:style-name="T20"><text:tab/></text:span><text:span text:style-name="T20">`IOB_COMB begin</text:span></text:p>
            <text:p text:style-name="P31"><text:span text:style-name="T22"><text:tab/></text:span><text:span text:style-name="T22"><text:tab/></text:span><text:span text:style-name="T22">state_nxt = state; //default assignment</text:span></text:p>
            <text:p text:style-name="P31"><text:span text:style-name="T20"><text:tab/></text:span><text:span text:style-name="T20"><text:tab/></text:span><text:span text:style-name="T20">case(state)</text:span></text:p>
            <text:p text:style-name="P31"><text:span text:style-name="T22"><text:tab/></text:span><text:span text:style-name="T22"><text:tab/></text:span><text:span text:style-name="T22"><text:tab/></text:span><text:span text:style-name="T22">idle: 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if(car_in &amp; ~car_out)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state_nxt = incr;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else if(~car_in &amp; car_out)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state_nxt = decr</text:span></text:p>
            <text:p text:style-name="P31"><text:span text:style-name="T22"><text:tab/></text:span><text:span text:style-name="T22"><text:tab/></text:span><text:span text:style-name="T22"><text:tab/></text:span><text:span text:style-name="T22">incr: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if(~car_in &amp; car_out)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state_nxt = decr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else if(car_in ^car_out)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state_nxt = idle;</text:span></text:p>
            <text:p text:style-name="P31"><text:span text:style-name="T22"><text:tab/></text:span><text:span text:style-name="T22"><text:tab/></text:span><text:span text:style-name="T22"><text:tab/></text:span><text:span text:style-name="T22">decr: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if(car_in &amp; ~car_out)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state_nxt = incr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else if(car_in ^ car_out)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state_nxt = idle;</text:span></text:p>
            <text:p text:style-name="P31"><text:span text:style-name="T22"><text:tab/></text:span><text:span text:style-name="T22"><text:tab/></text:span><text:span text:style-name="T22"><text:tab/></text:span><text:span text:style-name="T22">default: //in principle this state is never reach</text:span></text:p>
            <text:p text:style-name="P31"><text:span text:style-name="T22"><text:tab/></text:span><text:span text:style-name="T22"><text:tab/></text:span><text:span text:style-name="T22"><text:tab/></text:span><text:span text:style-name="T22"><text:tab/></text:span><text:span text:style-name="T22">state_nxt = idle;</text:span></text:p>
            <text:p text:style-name="P31"><text:span text:style-name="T20"><text:tab/></text:span><text:span text:style-name="T20"><text:tab/></text:span><text:span text:style-name="T20">endcase</text:span></text:p>
            <text:p text:style-name="P31"><text:span text:style-name="T20"><text:tab/></text:span><text:span text:style-name="T20">assign</text:span><text:span text:style-name="T22"> acc_en = (state == incr) || (state == decr);</text:span></text:p>
            <text:p text:style-name="P31"><text:span text:style-name="T20"><text:tab/></text:span><text:span text:style-name="T20">assign</text:span><text:span text:style-name="T22"> acc_in[0] =state[0];</text:span></text:p>
            <text:p text:style-name="P31"><text:span text:style-name="T20"><text:tab/></text:span><text:span text:style-name="T20">assign</text:span><text:span text:style-name="T22"> acc_in[1] = state[1];</text:span></text:p>
            <text:p text:style-name="P26"><text:span text:style-name="T20">endmodul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Title_20__2b__20_Content" presentation:presentation-page-layout-name="AL2T11">
        <office:forms form:automatic-focus="false" form:apply-design-mode="false"/>
        <draw:frame draw:name="Title 7" presentation:style-name="pr4" draw:text-style-name="P7" draw:layer="layout" svg:width="18.319cm" svg:height="2.411cm" svg:x="7.081cm" svg:y="0.478cm" presentation:class="title" presentation:user-transformed="true">
          <draw:text-box>
            <text:p text:style-name="P6"><text:span text:style-name="T3">Mealy implementation: state transition diagram </text:span></text:p>
          </draw:text-box>
        </draw:frame>
        <draw:custom-shape draw:style-name="gr11" draw:text-style-name="P33" xml:id="id9" draw:id="id9" draw:layer="layout" svg:width="2.485cm" svg:height="2.485cm" svg:x="4.147cm" svg:y="6.643cm">
          <text:p text:style-name="P33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9" draw:layer="layout" draw:type="curve" draw:line-skew="-0.885cm" svg:x1="4.511cm" svg:y1="8.764cm" svg:x2="4.147cm" svg:y2="7.886cm" draw:start-shape="id9" draw:start-glue-point="7" draw:end-shape="id9" draw:end-glue-point="6" svg:d="M4511 8764c-2626 0-2444-878-364-878" svg:viewBox="0 0 1948 879">
          <text:p/>
        </draw:connector>
        <draw:connector draw:style-name="gr12" draw:text-style-name="P19" draw:layer="layout" draw:type="curve" draw:line-skew="-0.886cm" svg:x1="5.39cm" svg:y1="6.643cm" svg:x2="4.511cm" svg:y2="7.007cm" draw:start-shape="id9" draw:start-glue-point="4" draw:end-shape="id9" draw:end-glue-point="5" svg:d="M5390 6643c0-2082-879-2264-879 364" svg:viewBox="0 0 880 1950">
          <text:p/>
        </draw:connector>
        <draw:frame draw:style-name="gr13" draw:text-style-name="P35" draw:layer="layout" svg:width="2.225cm" svg:height="0.962cm" svg:x="0.032cm" svg:y="7.883cm">
          <draw:text-box>
            <text:p text:style-name="P34">car_in</text:p>
          </draw:text-box>
        </draw:frame>
        <draw:connector draw:style-name="gr12" draw:text-style-name="P19" draw:layer="layout" draw:type="curve" draw:line-skew="0.58cm" svg:x1="6.632cm" svg:y1="7.886cm" svg:x2="6.268cm" svg:y2="8.764cm" draw:start-shape="id9" draw:start-glue-point="10" draw:end-shape="id9" draw:end-glue-point="9" svg:d="M6632 7886c1621 0 1803 878-364 878" svg:viewBox="0 0 1604 879">
          <text:p/>
        </draw:connector>
        <draw:frame draw:style-name="gr13" draw:text-style-name="P35" draw:layer="layout" svg:width="5.015cm" svg:height="0.962cm" svg:x="3.668cm" svg:y="3.747cm">
          <draw:text-box>
            <text:p text:style-name="P34">Both 0 or both 1</text:p>
          </draw:text-box>
        </draw:frame>
        <draw:frame draw:style-name="gr13" draw:text-style-name="P35" draw:layer="layout" svg:width="2.614cm" svg:height="0.962cm" svg:x="7.647cm" svg:y="8.372cm">
          <draw:text-box>
            <text:p text:style-name="P34">car_out</text:p>
          </draw:text-box>
        </draw:frame>
        <draw:frame draw:style-name="gr10" draw:text-style-name="P35" draw:layer="layout" svg:width="22.018cm" svg:height="3.095cm" svg:x="1.818cm" svg:y="14.655cm">
          <draw:text-box>
            <text:p text:style-name="P34">A single state means we need $clog2(1)=0 bits to represent the state, i.e., we do not need any states.</text:p>
            <text:p text:style-name="P34"/>
            <text:p text:style-name="P34">We need only the output decoding logic as a function of the inputs </text:p>
          </draw:text-box>
        </draw:frame>
        <draw:frame draw:style-name="standard" draw:layer="layout" svg:width="12.242cm" svg:height="9.99cm" svg:x="12.388cm" svg:y="4.36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column table:style-name="co14"/>
            <table:table-row table:style-name="ro1" table:default-cell-style-name="gray3">
              <table:table-cell>
                <text:p text:style-name="P8">car_in</text:p>
              </table:table-cell>
              <table:table-cell>
                <text:p text:style-name="P34">car_out</text:p>
              </table:table-cell>
              <table:table-cell>
                <text:p text:style-name="P34">acc_en</text:p>
              </table:table-cell>
              <table:table-cell>
                <text:p text:style-name="P34">acc_in</text:p>
              </table:table-cell>
            </table:table-row>
            <table:table-row table:style-name="ro2" table:default-cell-style-name="gray2">
              <table:table-cell>
                <text:p text:style-name="P8">0</text:p>
              </table:table-cell>
              <table:table-cell>
                <text:p text:style-name="P34">0</text:p>
              </table:table-cell>
              <table:table-cell>
                <text:p text:style-name="P34">0</text:p>
              </table:table-cell>
              <table:table-cell>
                <text:p text:style-name="P34">00</text:p>
              </table:table-cell>
            </table:table-row>
            <table:table-row table:style-name="ro2" table:default-cell-style-name="gray1">
              <table:table-cell>
                <text:p text:style-name="P8">0</text:p>
              </table:table-cell>
              <table:table-cell>
                <text:p text:style-name="P34">1</text:p>
              </table:table-cell>
              <table:table-cell>
                <text:p text:style-name="P34">1</text:p>
              </table:table-cell>
              <table:table-cell>
                <text:p text:style-name="P34">11 (-1)</text:p>
              </table:table-cell>
            </table:table-row>
            <table:table-row table:style-name="ro3" table:default-cell-style-name="gray2">
              <table:table-cell>
                <text:p text:style-name="P8">1</text:p>
              </table:table-cell>
              <table:table-cell>
                <text:p text:style-name="P34">0</text:p>
              </table:table-cell>
              <table:table-cell>
                <text:p text:style-name="P34">1</text:p>
              </table:table-cell>
              <table:table-cell>
                <text:p text:style-name="P34">01 (+1)</text:p>
              </table:table-cell>
            </table:table-row>
            <table:table-row table:style-name="ro3" table:default-cell-style-name="gray1">
              <table:table-cell>
                <text:p text:style-name="P8">1</text:p>
              </table:table-cell>
              <table:table-cell>
                <text:p text:style-name="P8">1</text:p>
              </table:table-cell>
              <table:table-cell>
                <text:p text:style-name="P8">0</text:p>
              </table:table-cell>
              <table:table-cell>
                <text:p text:style-name="P8">0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36" draw:layer="layout" svg:width="11.733cm" svg:height="3.806cm" svg:x="0.658cm" svg:y="10.444cm">
          <draw:text-box>
            <text:p text:style-name="P8"><text:span text:style-name="T15">assign acc_en = car_in^car_out;</text:span></text:p>
            <text:p text:style-name="P8"><text:span text:style-name="T15"/></text:p>
            <text:p text:style-name="P8"><text:span text:style-name="T15">assign acc_in[0] =acc_en;</text:span></text:p>
            <text:p text:style-name="P8"><text:span text:style-name="T15"/></text:p>
            <text:p text:style-name="P8"><text:span text:style-name="T15">Assign acc_in[1] = acc_en &amp; car_out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_2b__20_Content" presentation:presentation-page-layout-name="AL2T11">
        <office:forms form:automatic-focus="false" form:apply-design-mode="false"/>
        <draw:frame draw:name="Title 8" presentation:style-name="pr4" draw:text-style-name="P7" draw:layer="layout" svg:width="18.319cm" svg:height="2.411cm" svg:x="7.081cm" svg:y="0.478cm" presentation:class="title" presentation:user-transformed="true">
          <draw:text-box>
            <text:p text:style-name="P6"><text:span text:style-name="T3">Mealy: conclusions</text:span></text:p>
          </draw:text-box>
        </draw:frame>
        <draw:frame draw:name="Content Placeholder 3" presentation:style-name="pr5" draw:text-style-name="P9" draw:layer="layout" svg:width="23.919cm" svg:height="11.2cm" svg:x="0.883cm" svg:y="5.029cm" presentation:class="outline" presentation:user-transformed="true">
          <draw:text-box>
            <text:list text:style-name="L2">
              <text:list-item>
                <text:p text:style-name="P8"><text:span text:style-name="T4">For this example, the Mealy formulation leads to zero states because outputs can be a function of the inputs only</text:span></text:p>
              </text:list-item>
              <text:list-item>
                <text:p text:style-name="P8"><text:span text:style-name="T4">In general, Mealy machines require less states than Moore’s, not always zero states as in this example</text:span></text:p>
              </text:list-item>
              <text:list-item>
                <text:p text:style-name="P8"><text:span text:style-name="T4">In general, the output decode logic is more complex than Moore’s because the logic functions have more inputs; in this example, the output decode logic is trivial but this is not always the case</text:span></text:p>
              </text:list-item>
              <text:list-item>
                <text:p text:style-name="P8"><text:span text:style-name="T4">Like Moore’s, the next state and output decoding need </text:span><text:span text:style-name="T18">logic synthesis </text:span><text:span text:style-name="T19">using:</text:span></text:p>
                <text:list>
                  <text:list-item>
                    <text:p text:style-name="P8"><text:span text:style-name="T19">Boolean algebra</text:span></text:p>
                  </text:list-item>
                  <text:list-item>
                    <text:p text:style-name="P8"><text:span text:style-name="T19">Quinn-mcluskey method</text:span></text:p>
                  </text:list-item>
                  <text:list-item>
                    <text:p text:style-name="P8"><text:span text:style-name="T19">Karnough maps, etc</text:span></text:p>
                  </text:list-item>
                </text:list>
              </text:list-item>
              <text:list-item>
                <text:p text:style-name="P8"><text:span text:style-name="T19">Logic synthesis tools can do it very well from the Verilog code</text:span></text:p>
                <text:p text:style-name="P8"><text:span text:style-name="T7"/></text:p>
                <text:list>
                  <text:list-header>
                    <text:p text:style-name="P8"><text:span text:style-name="T9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_2b__20_Content" presentation:presentation-page-layout-name="AL2T11">
        <office:forms form:automatic-focus="false" form:apply-design-mode="false"/>
        <draw:frame draw:name="Title 10" presentation:style-name="pr4" draw:text-style-name="P7" draw:layer="layout" svg:width="18.319cm" svg:height="2.411cm" svg:x="7.081cm" svg:y="0.478cm" presentation:class="title" presentation:user-transformed="true">
          <draw:text-box>
            <text:p text:style-name="P6"><text:span text:style-name="T3">Mealy: Verilog implementation</text:span></text:p>
          </draw:text-box>
        </draw:frame>
        <draw:frame draw:style-name="gr13" draw:text-style-name="P22" draw:layer="layout" svg:width="14.95cm" svg:height="11.627cm" svg:x="0.582cm" svg:y="4.131cm">
          <draw:text-box>
            <text:p text:style-name="P8">//Mealy formulation requires zero states in this case</text:p>
            <text:p text:style-name="P8"/>
            <text:p text:style-name="P8"><text:span text:style-name="T15">module</text:span> mealy (</text:p>
            <text:p text:style-name="P8"><text:span text:style-name="T15"><text:s text:c="2"/></text:span><text:span text:style-name="T15">input</text:span> car_in, </text:p>
            <text:p text:style-name="P8"><text:span text:style-name="T15"><text:s text:c="2"/></text:span><text:span text:style-name="T15">input</text:span> car_out, </text:p>
            <text:p text:style-name="P8"><text:s text:c="2"/><text:span text:style-name="T15">output</text:span> acc_en, </text:p>
            <text:p text:style-name="P8"><text:s text:c="2"/><text:span text:style-name="T15">output</text:span> [1:0] acc_in</text:p>
            <text:p text:style-name="P8">);</text:p>
            <text:p text:style-name="P37"><text:span text:style-name="T15"/></text:p>
            <text:p text:style-name="P37"><text:span text:style-name="T15">assign</text:span><text:span text:style-name="T25"> acc_en = car_in^car_out;</text:span></text:p>
            <text:p text:style-name="P37"><text:span text:style-name="T25"/></text:p>
            <text:p text:style-name="P37"><text:span text:style-name="T15">assign</text:span><text:span text:style-name="T25"> acc_in[0] =acc_en;</text:span></text:p>
            <text:p text:style-name="P37"><text:span text:style-name="T25"/></text:p>
            <text:p text:style-name="P37"><text:span text:style-name="T15">assign</text:span><text:span text:style-name="T25"> acc_in[1] = acc_en &amp; car_out;</text:span></text:p>
            <text:p text:style-name="P8"/>
            <text:p text:style-name="P8"><text:span text:style-name="T15">endmodul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e7fcc" draw:end-color="#a4c1ff" draw:start-intensity="100%" draw:end-intensity="100%" draw:angle="180deg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5DC000004658860853D9773D2DA.png" xlink:type="simple" xlink:show="embed" xlink:actuate="onLoad"/>
    <draw:fill-image draw:name="msFillBitmap_20_2" draw:display-name="msFillBitmap 2" xlink:href="Pictures/10000000000005DC000004658860853D9773D2DA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false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17">17-01-2023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3-01-17">17-01-2023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Patricia Guerreiro</meta:initial-creator>
    <meta:editing-cycles>267</meta:editing-cycles>
    <meta:creation-date>2014-07-21T10:31:21</meta:creation-date>
    <dc:date>2023-01-17T22:01:07.140323965</dc:date>
    <meta:editing-duration>P3DT13H27S</meta:editing-duration>
    <meta:generator>LibreOffice/7.3.7.2$Linux_X86_64 LibreOffice_project/30$Build-2</meta:generator>
    <meta:document-statistic meta:object-count="13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